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ient Appointment Information</text:p>
      <text:section text:style-name="Sect1" text:name="Section1">
        <text:p text:style-name="P2">[[ repeatIn(objects,'patient')]]</text:p>
        <text:p text:style-name="P2">Patient ID: [[ patient.id_number ]]</text:p>
        <text:p text:style-name="P2">Patient Name: [[ patient.full_name]]</text:p>
        <text:p text:style-name="P2"/>
        <text:p text:style-name="P2"><text:span text:style-name="T1">ตารางการนัดหมาย</text:span>:</text:p>
        <text:section text:style-name="Sect1" text:name="Section2">
          <text:p text:style-name="P2">[[ repeatIn(patient.appointment_ids,'appointment') ]]</text:p>
          <text:p text:style-name="P2">-[[ appointment.date]]</text:p>
        </text:section>
        <text:p text:style-name="P2"/>
        <text:p text:style-name="P2"/>
      </text:section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3:54:19</meta:creation-date>
    <dc:date>2014-04-23T14:17:17</dc:date>
    <meta:editing-duration>PT1H19M50S</meta:editing-duration>
    <meta:editing-cycles>4</meta:editing-cycles>
    <meta:generator>LibreOffice/3.4$Unix LibreOffice_project/340m1$Build-502</meta:generator>
    <meta:document-statistic meta:table-count="0" meta:image-count="0" meta:object-count="0" meta:page-count="1" meta:paragraph-count="7" meta:word-count="34" meta:character-count="225" meta:non-whitespace-character-count="212"/>
  </office:meta>
</office:document-meta>
</file>